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37mm"/>
    </style:style>
    <style:style style:name="co6" style:family="table-column">
      <style:table-column-properties fo:break-before="auto" style:column-width="22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9.09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top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estor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number-columns-repeated="1016" table:default-cell-style-name="ce2"/>
        <table:table-row table:style-name="ro1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A prefix is written as a JSON string :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 (from OFA_T_DOSSIER)</text:p>
          </table:table-cell>
        </table:table-row>
        <table:table-row table:style-name="ro5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0:47:42.58015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10T22:20:19.562600567</dc:date>
    <meta:editing-duration>PT3H34M20S</meta:editing-duration>
    <meta:editing-cycles>9</meta:editing-cycles>
    <meta:generator>LibreOffice/5.1.6.2.0$Linux_X86_64 LibreOffice_project/10$Build-2</meta:generator>
    <meta:document-statistic meta:table-count="2" meta:cell-count="67" meta:object-count="0"/>
  </office:meta>
</office:document-meta>
</file>